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rris S. Schlesi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5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N. Y. Mch. 25. 1891/</text:p>
      <text:p text:style-name="P2">Rev. Dr. S. Morais./</text:p>
      <text:p text:style-name="P2">Most Honored Sir:-/</text:p>
      <text:p text:style-name="P2"><text:tab/>On the/ occasion of the 40th anniversary/ of your clerical life, allow/ me to extend to you my/ heartiest congratulations and/ best wishes, may the reward/ that is due, <text:span text:style-name="T2">you</text:span> to one, who/ has so faithfully served/ his creator, come to you,/ and may the Almighty [Hebrew]/ shower his choicest blessings/ upon you, so <text:span text:style-name="T2">that</text:span> you may/ live to enjoy many more./</text:p>
      <text:p text:style-name="P2"><text:tab/>Is the sincere wish/ of yours very truly/ Morris S. Schlesinger/</text:p>
      <text:p text:style-name="P2">Jewish Theolog. Seminar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5:14:47.73</meta:creation-date>
    <meta:document-statistic meta:table-count="0" meta:image-count="0" meta:object-count="0" meta:page-count="2" meta:paragraph-count="66" meta:word-count="254" meta:character-count="1770"/>
    <dc:date>2011-11-22T15:18:24.89</dc:date>
    <dc:creator>Penn Libraries</dc:creator>
    <meta:editing-duration>PT00H03M37S</meta:editing-duration>
    <meta:editing-cycles>1</meta:editing-cycles>
    <meta:generator>OpenOffice.org/3.2$Win32 OpenOffice.org_project/320m12$Build-9483</meta:generator>
  </office:meta>
</office:document-meta>
</file>